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4722in"/>
    </style:style>
    <style:style style:name="TableColumn5" style:family="table-column">
      <style:table-column-properties style:column-width="1.7888in"/>
    </style:style>
    <style:style style:name="TableColumn6" style:family="table-column">
      <style:table-column-properties style:column-width="1.8701in"/>
    </style:style>
    <style:style style:name="TableColumn7" style:family="table-column">
      <style:table-column-properties style:column-width="2.7562in"/>
    </style:style>
    <style:style style:name="TableColumn8" style:family="table-column">
      <style:table-column-properties style:column-width="2.0673in"/>
    </style:style>
    <style:style style:name="TableColumn9" style:family="table-column">
      <style:table-column-properties style:column-width="1.3777in"/>
    </style:style>
    <style:style style:name="Table3" style:family="table">
      <style:table-properties style:width="10.332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1" style:family="paragraph">
      <style:paragraph-properties fo:margin-bottom="0in" fo:line-height="100%"/>
    </style:style>
    <style:style style:name="P40" style:parent-style-name="ListParagraph" style:list-style-name="LFO1" style:family="paragraph">
      <style:paragraph-properties fo:margin-bottom="0in" fo:line-height="100%"/>
    </style:style>
    <style:style style:name="P41" style:parent-style-name="ListParagraph" style:list-style-name="LFO1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ListParagraph" style:list-style-name="LFO2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ListParagraph" style:list-style-name="LFO3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weight="bold" style:font-weight-asian="bold" fo:font-size="14pt" style:font-size-asian="14pt" style:font-size-complex="14pt"/>
    </style:style>
    <style:style style:name="P102" style:parent-style-name="Normal" style:family="paragraph">
      <style:text-properties fo:font-weight="bold" style:font-weight-asian="bold" fo:font-size="14pt" style:font-size-asian="14pt" style:font-size-complex="14pt"/>
    </style:style>
    <style:style style:name="P103" style:parent-style-name="Normal" style:family="paragraph">
      <style:text-properties fo:font-weight="bold" style:font-weight-asian="bold" fo:font-size="14pt" style:font-size-asian="14pt" style:font-size-complex="14pt"/>
    </style:style>
    <style:style style:name="P104" style:parent-style-name="Normal" style:family="paragraph">
      <style:text-properties fo:font-weight="bold" style:font-weight-asian="bold" fo:font-size="14pt" style:font-size-asian="14pt" style:font-size-complex="14pt"/>
    </style:style>
    <style:style style:name="P105" style:parent-style-name="Normal" style:family="paragraph">
      <style:text-properties fo:font-weight="bold" style:font-weight-asian="bold" fo:font-size="14pt" style:font-size-asian="14pt" style:font-size-complex="14pt"/>
    </style:style>
    <style:style style:name="P106" style:parent-style-name="Normal" style:family="paragraph">
      <style:text-properties fo:font-weight="bold" style:font-weight-asian="bold" fo:font-size="14pt" style:font-size-asian="14pt" style:font-size-complex="14pt"/>
    </style:style>
    <style:style style:name="P10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109" style:family="table-column">
      <style:table-column-properties style:column-width="0.4722in"/>
    </style:style>
    <style:style style:name="TableColumn110" style:family="table-column">
      <style:table-column-properties style:column-width="1.7888in"/>
    </style:style>
    <style:style style:name="TableColumn111" style:family="table-column">
      <style:table-column-properties style:column-width="2.1652in"/>
    </style:style>
    <style:style style:name="TableColumn112" style:family="table-column">
      <style:table-column-properties style:column-width="2.2638in"/>
    </style:style>
    <style:style style:name="TableColumn113" style:family="table-column">
      <style:table-column-properties style:column-width="2.5597in"/>
    </style:style>
    <style:style style:name="TableColumn114" style:family="table-column">
      <style:table-column-properties style:column-width="0.7875in"/>
    </style:style>
    <style:style style:name="Table108" style:family="table">
      <style:table-properties style:width="10.0375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P234" style:parent-style-name="Normal" style:family="paragraph">
      <style:paragraph-properties fo:margin-bottom="0in" fo:line-height="100%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P242" style:parent-style-name="Normal" style:family="paragraph">
      <style:paragraph-properties fo:margin-bottom="0in" fo:line-height="100%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P246" style:parent-style-name="Normal" style:family="paragraph">
      <style:text-properties fo:font-weight="bold" style:font-weight-asian="bold" fo:font-size="14pt" style:font-size-asian="14pt" style:font-size-complex="14pt"/>
    </style:style>
    <style:style style:name="P24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249" style:family="table-column">
      <style:table-column-properties style:column-width="0.4722in" style:use-optimal-column-width="false"/>
    </style:style>
    <style:style style:name="TableColumn250" style:family="table-column">
      <style:table-column-properties style:column-width="1.9881in" style:use-optimal-column-width="false"/>
    </style:style>
    <style:style style:name="TableColumn251" style:family="table-column">
      <style:table-column-properties style:column-width="1.4756in" style:use-optimal-column-width="false"/>
    </style:style>
    <style:style style:name="TableColumn252" style:family="table-column">
      <style:table-column-properties style:column-width="2.4604in" style:use-optimal-column-width="false"/>
    </style:style>
    <style:style style:name="TableColumn253" style:family="table-column">
      <style:table-column-properties style:column-width="2.3618in" style:use-optimal-column-width="false"/>
    </style:style>
    <style:style style:name="TableColumn254" style:family="table-column">
      <style:table-column-properties style:column-width="1.2791in" style:use-optimal-column-width="false"/>
    </style:style>
    <style:style style:name="Table248" style:family="table">
      <style:table-properties style:width="10.0375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7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7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8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P285" style:parent-style-name="Normal" style:family="paragraph">
      <style:text-properties fo:font-weight="bold" style:font-weight-asian="bold" fo:font-size="14pt" style:font-size-asian="14pt" style:font-size-complex="14pt"/>
    </style:style>
    <style:style style:name="P286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288" style:family="table-column">
      <style:table-column-properties style:column-width="0.4722in" style:use-optimal-column-width="false"/>
    </style:style>
    <style:style style:name="TableColumn289" style:family="table-column">
      <style:table-column-properties style:column-width="1.9854in" style:use-optimal-column-width="false"/>
    </style:style>
    <style:style style:name="TableColumn290" style:family="table-column">
      <style:table-column-properties style:column-width="1.4763in" style:use-optimal-column-width="false"/>
    </style:style>
    <style:style style:name="TableColumn291" style:family="table-column">
      <style:table-column-properties style:column-width="2.4611in" style:use-optimal-column-width="false"/>
    </style:style>
    <style:style style:name="TableColumn292" style:family="table-column">
      <style:table-column-properties style:column-width="2.3625in" style:use-optimal-column-width="false"/>
    </style:style>
    <style:style style:name="TableColumn293" style:family="table-column">
      <style:table-column-properties style:column-width="1.2798in" style:use-optimal-column-width="false"/>
    </style:style>
    <style:style style:name="Table287" style:family="table">
      <style:table-properties style:width="10.037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1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1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3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5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6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8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8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P4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44" style:family="table-column">
      <style:table-column-properties style:column-width="0.4694in"/>
    </style:style>
    <style:style style:name="TableColumn445" style:family="table-column">
      <style:table-column-properties style:column-width="1.9479in"/>
    </style:style>
    <style:style style:name="TableColumn446" style:family="table-column">
      <style:table-column-properties style:column-width="1.6666in"/>
    </style:style>
    <style:style style:name="TableColumn447" style:family="table-column">
      <style:table-column-properties style:column-width="2.4034in"/>
    </style:style>
    <style:style style:name="TableColumn448" style:family="table-column">
      <style:table-column-properties style:column-width="2.7625in"/>
    </style:style>
    <style:style style:name="TableColumn449" style:family="table-column">
      <style:table-column-properties style:column-width="0.7875in"/>
    </style:style>
    <style:style style:name="Table443" style:family="table">
      <style:table-properties style:width="10.0375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P468" style:parent-style-name="Normal" style:family="paragraph">
      <style:paragraph-properties fo:margin-bottom="0in" fo:line-height="100%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ListParagraph" style:list-style-name="LFO4" style:family="paragraph">
      <style:paragraph-properties fo:margin-bottom="0in" fo:line-height="100%"/>
    </style:style>
    <style:style style:name="P475" style:parent-style-name="ListParagraph" style:list-style-name="LFO4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ListParagraph" style:list-style-name="LFO5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P492" style:parent-style-name="Normal" style:family="paragraph">
      <style:paragraph-properties fo:margin-bottom="0in" fo:line-height="100%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P496" style:parent-style-name="Normal" style:family="paragraph">
      <style:paragraph-properties fo:margin-bottom="0in" fo:line-height="100%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P519" style:parent-style-name="Normal" style:family="paragraph">
      <style:paragraph-properties fo:margin-bottom="0in" fo:line-height="100%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P551" style:parent-style-name="Normal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P596" style:parent-style-name="Normal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P646" style:parent-style-name="Normal" style:family="paragraph">
      <style:paragraph-properties fo:margin-bottom="0in" fo:line-height="100%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P650" style:parent-style-name="Normal" style:family="paragraph">
      <style:paragraph-properties fo:margin-bottom="0in" fo:line-height="100%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P6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Test Plan</text:p>
      <text:p text:style-name="P2">Login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est no.</text:p>
          </table:table-cell>
          <table:table-cell table:style-name="TableCell13">
            <text:p text:style-name="P14">Test Desc.</text:p>
          </table:table-cell>
          <table:table-cell table:style-name="TableCell15">
            <text:p text:style-name="P16">Input</text:p>
          </table:table-cell>
          <table:table-cell table:style-name="TableCell17">
            <text:p text:style-name="P18">Expected Results</text:p>
          </table:table-cell>
          <table:table-cell table:style-name="TableCell19">
            <text:p text:style-name="P20">Actual Results</text:p>
          </table:table-cell>
          <table:table-cell table:style-name="TableCell21">
            <text:p text:style-name="P22">Pass/Fail</text:p>
          </table:table-cell>
        </table:table-row>
        <table:table-row table:style-name="TableRow23">
          <table:table-cell table:style-name="TableCell24">
            <text:p text:style-name="P25">1.</text:p>
          </table:table-cell>
          <table:table-cell table:style-name="TableCell26">
            <text:p text:style-name="P27">Log in – Wrong Password</text:p>
            <text:p text:style-name="P28">1.1 Enter ‘email’ in Email field</text:p>
            <text:p text:style-name="P29">1.2 Enter ‘password’ in Password field</text:p>
            <text:p text:style-name="P30">1.3 Click Login Button</text:p>
          </table:table-cell>
          <table:table-cell table:style-name="TableCell31">
            <text:p text:style-name="P32">first name=FIRST_NAME,</text:p>
            <text:p text:style-name="P33">second name=SECOND_NAME,</text:p>
            <text:p text:style-name="P34">email=EMAIL,</text:p>
            <text:p text:style-name="P35">username=USERNAME,</text:p>
            <text:p text:style-name="P36">password=INVALID_</text:p>
            <text:p text:style-name="P37">PASSWORD</text:p>
          </table:table-cell>
          <table:table-cell table:style-name="TableCell38">
            <text:list text:style-name="LFO1" text:continue-numbering="true">
              <text:list-item>
                <text:list>
                  <text:list-item>
                    <text:p text:style-name="P39">Logout link is NOT found</text:p>
                  </text:list-item>
                  <text:list-item>
                    <text:p text:style-name="P40">Page refreshes</text:p>
                  </text:list-item>
                  <text:list-item>
                    <text:p text:style-name="P41">Warning message ‘Sorry your password was incorrect’ appears</text:p>
                  </text:list-item>
                </text:list>
              </text:list-item>
            </text:list>
            <text:p text:style-name="P42"/>
          </table:table-cell>
          <table:table-cell table:style-name="TableCell43">
            <text:p text:style-name="P44">1.1 Logout link is NOT<text:s/>found</text:p>
            <text:p text:style-name="P45">1.2 Page refreshes</text:p>
            <text:p text:style-name="P46">1.3 Warning message ‘Sorry your password was incorrect’ appears</text:p>
            <text:p text:style-name="P47"/>
          </table:table-cell>
          <table:table-cell table:style-name="TableCell48">
            <text:p text:style-name="P49">PASS</text:p>
          </table:table-cell>
        </table:table-row>
        <table:table-row table:style-name="TableRow50">
          <table:table-cell table:style-name="TableCell51">
            <text:p text:style-name="P52">2.</text:p>
          </table:table-cell>
          <table:table-cell table:style-name="TableCell53">
            <text:p text:style-name="P54">Log in – No Account</text:p>
            <text:p text:style-name="P55">2.1 Enter ‘email’ in Email field</text:p>
            <text:p text:style-name="P56">2.2 Enter ‘password’ in Password field</text:p>
            <text:p text:style-name="P57">2.3 Click Login Button</text:p>
          </table:table-cell>
          <table:table-cell table:style-name="TableCell58">
            <text:p text:style-name="P59">2.1 first name=FIRST_NAME,</text:p>
            <text:p text:style-name="P60">2.2 second<text:s/>name=SECOND_NAME,</text:p>
            <text:p text:style-name="P61">2.3 email=EMAIL,</text:p>
            <text:p text:style-name="P62">2.4username=USERNAME,</text:p>
            <text:p text:style-name="P63">2.5password=INVALID_</text:p>
            <text:p text:style-name="P64">PASSWORD</text:p>
          </table:table-cell>
          <table:table-cell table:style-name="TableCell65">
            <text:p text:style-name="P66">2.1 Logout link is NOT found</text:p>
            <text:list text:style-name="LFO2" text:continue-numbering="true">
              <text:list-item>
                <text:list>
                  <text:list-item>
                    <text:p text:style-name="P67">Page refreshes</text:p>
                  </text:list-item>
                </text:list>
              </text:list-item>
            </text:list>
            <text:p text:style-name="P68">2.2 Warning message ‘The details entered do not match any existing accounts, please create a new account’</text:p>
          </table:table-cell>
          <table:table-cell table:style-name="TableCell69">
            <text:p text:style-name="P70">2.1 Logout link is<text:s/>NOT found</text:p>
            <text:p text:style-name="P71">2.2 Page refreshes</text:p>
            <text:p text:style-name="P72">2.3 Warning message ‘The details entered do not match any existing accounts, please create a new account’</text:p>
          </table:table-cell>
          <table:table-cell table:style-name="TableCell73">
            <text:p text:style-name="P74">PASS</text:p>
          </table:table-cell>
        </table:table-row>
        <table:table-row table:style-name="TableRow75">
          <table:table-cell table:style-name="TableCell76">
            <text:p text:style-name="P77">3.</text:p>
          </table:table-cell>
          <table:table-cell table:style-name="TableCell78">
            <text:p text:style-name="P79">Log in – Valid Account</text:p>
            <text:p text:style-name="P80">3.1 Enter ‘email’ in Email field</text:p>
            <text:p text:style-name="P81">3.2 Enter ‘password’ in Password field</text:p>
            <text:p text:style-name="P82">3.3 Click Login<text:s/>Button</text:p>
          </table:table-cell>
          <table:table-cell table:style-name="TableCell83">
            <text:p text:style-name="P84">3.1 first name=FIRST_NAME,</text:p>
            <text:p text:style-name="P85">3.2 second name=SECOND_NAME,</text:p>
            <text:p text:style-name="P86">3.3 email=EMAIL,</text:p>
            <text:p text:style-name="P87">3.4 username=USERNAME,</text:p>
            <text:p text:style-name="P88">3.5 password=</text:p>
            <text:p text:style-name="P89">PASSWORD</text:p>
          </table:table-cell>
          <table:table-cell table:style-name="TableCell90">
            <text:p text:style-name="P91">3.1 Logout link is found</text:p>
            <text:list text:style-name="LFO3" text:continue-numbering="true">
              <text:list-item>
                <text:list>
                  <text:list-item>
                    <text:p text:style-name="P92">Home page is loaded</text:p>
                  </text:list-item>
                </text:list>
              </text:list-item>
            </text:list>
            <text:p text:style-name="P93"/>
          </table:table-cell>
          <table:table-cell table:style-name="TableCell94">
            <text:p text:style-name="P95">3.1 Logout link is found</text:p>
            <text:p text:style-name="P96">3.2 Home page is loaded</text:p>
            <text:p text:style-name="P97"/>
          </table:table-cell>
          <table:table-cell table:style-name="TableCell98">
            <text:p text:style-name="P99">PASS</text:p>
          </table:table-cell>
        </table:table-row>
      </table:table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Account Creation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Test<text:s/>no.</text:p>
          </table:table-cell>
          <table:table-cell table:style-name="TableCell118">
            <text:p text:style-name="P119">Test Desc.</text:p>
          </table:table-cell>
          <table:table-cell table:style-name="TableCell120">
            <text:p text:style-name="P121">Input</text:p>
          </table:table-cell>
          <table:table-cell table:style-name="TableCell122">
            <text:p text:style-name="P123">Expected Results</text:p>
          </table:table-cell>
          <table:table-cell table:style-name="TableCell124">
            <text:p text:style-name="P125">Actual Results</text:p>
          </table:table-cell>
          <table:table-cell table:style-name="TableCell126">
            <text:p text:style-name="P127">Pass/Fail</text:p>
          </table:table-cell>
        </table:table-row>
        <table:table-row table:style-name="TableRow128">
          <table:table-cell table:style-name="TableCell129">
            <text:p text:style-name="P130">1.</text:p>
          </table:table-cell>
          <table:table-cell table:style-name="TableCell131">
            <text:p text:style-name="P132">No password</text:p>
            <text:p text:style-name="P133">1.1 Enter First name</text:p>
            <text:p text:style-name="P134">1.2 Enter Last name</text:p>
            <text:p text:style-name="P135">1.3 Enter email address</text:p>
            <text:p text:style-name="P136">1.4 Enter Username</text:p>
            <text:p text:style-name="P137">1.5 Enter Password</text:p>
            <text:p text:style-name="P138">1.6 Click ‘Create Account’ button</text:p>
          </table:table-cell>
          <table:table-cell table:style-name="TableCell139">
            <text:p text:style-name="P140">1.1 first name=FIRST_NAME,</text:p>
            <text:p text:style-name="P141">1.2 second<text:s/>name=SECOND_NAME,</text:p>
            <text:p text:style-name="P142">1.3 email=EMAIL,</text:p>
            <text:p text:style-name="P143">1.4 username=USERNAME,</text:p>
            <text:p text:style-name="P144">1.5 password=</text:p>
          </table:table-cell>
          <table:table-cell table:style-name="TableCell145">
            <text:p text:style-name="P146">1.1 Logout link is NOT found</text:p>
            <text:p text:style-name="P147">1.2 Page refreshes</text:p>
            <text:p text:style-name="P148">1.3Warning message ‘Please enter a valid password’</text:p>
            <text:p text:style-name="P149"/>
          </table:table-cell>
          <table:table-cell table:style-name="TableCell150">
            <text:p text:style-name="P151">1.1 Logout link is NOT found</text:p>
            <text:p text:style-name="P152">1.2 Page refreshes</text:p>
            <text:p text:style-name="P153">1.3Warning message ‘Too short’</text:p>
            <text:p text:style-name="P154"/>
          </table:table-cell>
          <table:table-cell table:style-name="TableCell155">
            <text:p text:style-name="P156">FAIL</text:p>
          </table:table-cell>
        </table:table-row>
        <table:table-row table:style-name="TableRow157">
          <table:table-cell table:style-name="TableCell158">
            <text:p text:style-name="P159">2.</text:p>
          </table:table-cell>
          <table:table-cell table:style-name="TableCell160">
            <text:p text:style-name="P161">Short Password</text:p>
            <text:p text:style-name="P162">2.1 Enter First name</text:p>
            <text:p text:style-name="P163">2.2 Enter Last name</text:p>
            <text:p text:style-name="P164">2.3 Enter email address</text:p>
            <text:p text:style-name="P165">2.4 Enter Username</text:p>
            <text:p text:style-name="P166">2.5 Enter password</text:p>
            <text:p text:style-name="P167">2.6 Enter password in <text:s/></text:p>
            <text:p text:style-name="P168">Confirm Password field</text:p>
            <text:p text:style-name="P169">2.7 Click ‘Create Account’ button</text:p>
          </table:table-cell>
          <table:table-cell table:style-name="TableCell170">
            <text:p text:style-name="P171">2.1 first name=FIRST_NAME,</text:p>
            <text:p text:style-name="P172">2.2 second<text:s/></text:p>
            <text:p text:style-name="P173">2.3<text:s/>name=SECOND_NAME,</text:p>
            <text:p text:style-name="P174">2.4 email=EMAIL,</text:p>
            <text:p text:style-name="P175">2.5 username=USERNAME,</text:p>
            <text:p text:style-name="P176">2.6 password=SHORT_</text:p>
            <text:p text:style-name="P177">PASSWORD</text:p>
          </table:table-cell>
          <table:table-cell table:style-name="TableCell178">
            <text:p text:style-name="P179">2.1 Logout link is NOT found</text:p>
            <text:p text:style-name="P180">2.2 Page refreshes</text:p>
            <text:p text:style-name="P181">2.3 Warning message ‘Too short’</text:p>
            <text:p text:style-name="P182"/>
          </table:table-cell>
          <table:table-cell table:style-name="TableCell183">
            <text:p text:style-name="P184">2.1 Logout link is NOT found</text:p>
            <text:p text:style-name="P185">2.2 Page refreshes</text:p>
            <text:p text:style-name="P186">2.3 Warning message ‘Too short’</text:p>
            <text:p text:style-name="P187"/>
          </table:table-cell>
          <table:table-cell table:style-name="TableCell188">
            <text:p text:style-name="P189">PASS</text:p>
          </table:table-cell>
        </table:table-row>
        <table:table-row table:style-name="TableRow190">
          <table:table-cell table:style-name="TableCell191">
            <text:p text:style-name="P192">3.</text:p>
          </table:table-cell>
          <table:table-cell table:style-name="TableCell193">
            <text:p text:style-name="P194">Unconfirmed Password</text:p>
            <text:p text:style-name="P195">3.1– Enter First name</text:p>
            <text:p text:style-name="P196">3.2– Enter Last name</text:p>
            <text:p text:style-name="P197">3.3– Enter email address</text:p>
            <text:p text:style-name="P198">3.4– Enter Username</text:p>
            <text:p text:style-name="P199">3.5– Enter password</text:p>
            <text:p text:style-name="P200">3.6 – Enter password in Confirm Password field</text:p>
            <text:p text:style-name="P201">3.7– Click ‘Create Account’ button</text:p>
          </table:table-cell>
          <table:table-cell table:style-name="TableCell202">
            <text:p text:style-name="P203">3.1 email=EMAIL,</text:p>
            <text:p text:style-name="P204">3.2 password=</text:p>
            <text:p text:style-name="P205">PASSWORD,</text:p>
            <text:p text:style-name="P206">3.3 Confirm password=INVALID_</text:p>
            <text:p text:style-name="P207">PASSWORD</text:p>
          </table:table-cell>
          <table:table-cell table:style-name="TableCell208">
            <text:p text:style-name="P209">3.1 Logout link is NOT found</text:p>
            <text:p text:style-name="P210">3.2 Page refreshes</text:p>
            <text:p text:style-name="P211">3.3 Warning message ‘Password fields don’t match’</text:p>
          </table:table-cell>
          <table:table-cell table:style-name="TableCell212">
            <text:p text:style-name="P213">3.1 Logout link is NOT found</text:p>
            <text:p text:style-name="P214">3.2 Page refreshes</text:p>
            <text:p text:style-name="P215">3.3 Warning message ‘Password fields don’t match’</text:p>
          </table:table-cell>
          <table:table-cell table:style-name="TableCell216">
            <text:p text:style-name="P217">PASS</text:p>
          </table:table-cell>
        </table:table-row>
        <table:table-row table:style-name="TableRow218">
          <table:table-cell table:style-name="TableCell219">
            <text:p text:style-name="P220">4.</text:p>
          </table:table-cell>
          <table:table-cell table:style-name="TableCell221">
            <text:p text:style-name="P222">Valid User</text:p>
            <text:p text:style-name="P223">4.1 – Enter First name</text:p>
            <text:p text:style-name="P224">4.2 <text:s/>Enter Last name</text:p>
            <text:p text:style-name="P225">4.3 <text:s/>Enter email address</text:p>
            <text:p text:style-name="P226">4.4 <text:s/>Enter Username</text:p>
            <text:p text:style-name="P227">4.5 <text:s/>Enter password</text:p>
            <text:p text:style-name="P228">4.6 <text:s/>Enter password in Confirm Password field</text:p>
            <text:p text:style-name="P229">4.7 <text:s/>Click ‘Create Account’ button</text:p>
          </table:table-cell>
          <table:table-cell table:style-name="TableCell230">
            <text:p text:style-name="P231">4.1 email=EMAIL,</text:p>
            <text:p text:style-name="P232">4.2 password=</text:p>
            <text:p text:style-name="P233">PASSWORD</text:p>
            <text:p text:style-name="P234">4.3 Confirm password=</text:p>
            <text:p text:style-name="P235">PASSWORD</text:p>
          </table:table-cell>
          <table:table-cell table:style-name="TableCell236">
            <text:p text:style-name="P237">4.1 Logout link is found</text:p>
            <text:p text:style-name="P238">4.2 Page redirects to Home Page</text:p>
            <text:p text:style-name="P239">4.3 Successful message ’You are now registered as &lt;USERNAME&gt;’</text:p>
          </table:table-cell>
          <table:table-cell table:style-name="TableCell240">
            <text:p text:style-name="P241">4.1 Logout link is found</text:p>
            <text:p text:style-name="P242">4.2 Page redirects to Home Page</text:p>
            <text:p text:style-name="P243">4.3 Successful message ’You are now registered as &lt;USERNAME&gt;’</text:p>
          </table:table-cell>
          <table:table-cell table:style-name="TableCell244">
            <text:p text:style-name="P245">PASS</text:p>
          </table:table-cell>
        </table:table-row>
      </table:table>
      <text:p text:style-name="P246"/>
      <text:p text:style-name="P247">Add Devices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est no.</text:p>
          </table:table-cell>
          <table:table-cell table:style-name="TableCell258">
            <text:p text:style-name="P259">Test Desc.</text:p>
          </table:table-cell>
          <table:table-cell table:style-name="TableCell260">
            <text:p text:style-name="P261">Input</text:p>
          </table:table-cell>
          <table:table-cell table:style-name="TableCell262">
            <text:p text:style-name="P263">Expected Results</text:p>
          </table:table-cell>
          <table:table-cell table:style-name="TableCell264">
            <text:p text:style-name="P265">Actual Results</text:p>
          </table:table-cell>
          <table:table-cell table:style-name="TableCell266">
            <text:p text:style-name="P267">Pass/Fail</text:p>
          </table:table-cell>
        </table:table-row>
        <table:table-row table:style-name="TableRow268">
          <table:table-cell table:style-name="TableCell269">
            <text:p text:style-name="P270">1.</text:p>
          </table:table-cell>
          <table:table-cell table:style-name="TableCell271">
            <text:p text:style-name="P272">Add new device</text:p>
          </table:table-cell>
          <table:table-cell table:style-name="TableCell273">
            <text:p text:style-name="P274">1. Device Name</text:p>
            <text:p text:style-name="P275">1.1 User control input</text:p>
          </table:table-cell>
          <table:table-cell table:style-name="TableCell276">
            <text:p text:style-name="P277">1. response.flash(success)</text:p>
            <text:p text:style-name="P278">1.1 Device name recorded in device table</text:p>
            <text:p text:style-name="P279">1.2 Device first_online recorded in device table</text:p>
            <text:p text:style-name="P280">1.3 Device status recorded in device table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>View Devices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Test no.</text:p>
          </table:table-cell>
          <table:table-cell table:style-name="TableCell297">
            <text:p text:style-name="P298">Test Desc.</text:p>
          </table:table-cell>
          <table:table-cell table:style-name="TableCell299">
            <text:p text:style-name="P300">Input</text:p>
          </table:table-cell>
          <table:table-cell table:style-name="TableCell301">
            <text:p text:style-name="P302">Expected Results</text:p>
          </table:table-cell>
          <table:table-cell table:style-name="TableCell303">
            <text:p text:style-name="P304">Actual Results</text:p>
          </table:table-cell>
          <table:table-cell table:style-name="TableCell305">
            <text:p text:style-name="P306">Pass/Fail</text:p>
          </table:table-cell>
        </table:table-row>
        <table:table-row table:style-name="TableRow307">
          <table:table-cell table:style-name="TableCell308">
            <text:p text:style-name="P309">1.</text:p>
          </table:table-cell>
          <table:table-cell table:style-name="TableCell310">
            <text:p text:style-name="P311">Test Selected Device Internal Temp Graph</text:p>
          </table:table-cell>
          <table:table-cell table:style-name="TableCell312">
            <text:p text:style-name="P313">1. SQL Data</text:p>
            <text:p text:style-name="P314">1.1 Python selected_device variable</text:p>
          </table:table-cell>
          <table:table-cell table:style-name="TableCell315">
            <text:p text:style-name="P316">1. Internal Temp graph draws to<text:s/>&lt;div&gt; correctly</text:p>
            <text:p text:style-name="P317">1.1 All data points display correct value in graph</text:p>
            <text:p text:style-name="P318"/>
          </table:table-cell>
          <table:table-cell table:style-name="TableCell319">
            <text:p text:style-name="P320">1. Internal temp graph DO NOT draws to &lt;div&gt; correctly</text:p>
            <text:p text:style-name="P321">1.1 All data points DO NO display correct values in graph</text:p>
          </table:table-cell>
          <table:table-cell table:style-name="TableCell322">
            <text:p text:style-name="P323">Fail</text:p>
          </table:table-cell>
        </table:table-row>
        <table:table-row table:style-name="TableRow324">
          <table:table-cell table:style-name="TableCell325">
            <text:p text:style-name="P326">2.</text:p>
          </table:table-cell>
          <table:table-cell table:style-name="TableCell327">
            <text:p text:style-name="P328">Test Selected Device Device Temp Graph</text:p>
          </table:table-cell>
          <table:table-cell table:style-name="TableCell329">
            <text:p text:style-name="P330">2. SQL Data</text:p>
            <text:p text:style-name="P331">2.1 Python<text:s/>selected_device variable</text:p>
          </table:table-cell>
          <table:table-cell table:style-name="TableCell332">
            <text:p text:style-name="P333">2. Device Temp graph draws to &lt;div&gt; correctly</text:p>
            <text:p text:style-name="P334">2.1 All data points display correct value in graph</text:p>
          </table:table-cell>
          <table:table-cell table:style-name="TableCell335">
            <text:p text:style-name="P336">2. Device Temp graph DO NOT draws to &lt;div&gt; incorrectly</text:p>
            <text:p text:style-name="P337">2.1 All data points <text:s/>DO NOT display correct values in graph</text:p>
          </table:table-cell>
          <table:table-cell table:style-name="TableCell338">
            <text:p text:style-name="P339">Fail</text:p>
          </table:table-cell>
        </table:table-row>
        <table:table-row table:style-name="TableRow340">
          <table:table-cell table:style-name="TableCell341">
            <text:p text:style-name="P342">3.</text:p>
          </table:table-cell>
          <table:table-cell table:style-name="TableCell343">
            <text:p text:style-name="P344">Test<text:s/>Selected Device <text:s/>Ambient Temp Graph</text:p>
          </table:table-cell>
          <table:table-cell table:style-name="TableCell345">
            <text:p text:style-name="P346">3. SQL Data</text:p>
            <text:p text:style-name="P347">3.1 Python selected_device variable</text:p>
          </table:table-cell>
          <table:table-cell table:style-name="TableCell348">
            <text:p text:style-name="P349">3. Ambient Temp graph draws to &lt;div&gt; correctly</text:p>
            <text:p text:style-name="P350">3.1 All data points display correct value in graph</text:p>
          </table:table-cell>
          <table:table-cell table:style-name="TableCell351">
            <text:p text:style-name="P352">3. Ambient Temp graph DOES NOT draws to &lt;div&gt; correctly</text:p>
            <text:p text:style-name="P353">3.1 Add data points <text:s/>DO NOT display correct values in graph</text:p>
          </table:table-cell>
          <table:table-cell table:style-name="TableCell354">
            <text:p text:style-name="P355">Fail</text:p>
          </table:table-cell>
        </table:table-row>
        <table:table-row table:style-name="TableRow356">
          <table:table-cell table:style-name="TableCell357">
            <text:p text:style-name="P358">4.</text:p>
          </table:table-cell>
          <table:table-cell table:style-name="TableCell359">
            <text:p text:style-name="P360">Test Selected Device Battery Temp Graph</text:p>
          </table:table-cell>
          <table:table-cell table:style-name="TableCell361">
            <text:p text:style-name="P362">4. SQL Data</text:p>
            <text:p text:style-name="P363">4.1 Python selected_device variable</text:p>
          </table:table-cell>
          <table:table-cell table:style-name="TableCell364">
            <text:p text:style-name="P365">4. Battery graph draws to &lt;div&gt; correctly</text:p>
            <text:p text:style-name="P366">4.1 All data points display correct value in graph</text:p>
          </table:table-cell>
          <table:table-cell table:style-name="TableCell367">
            <text:p text:style-name="P368">4. Battery graph draws<text:s/>to DOES NOT &lt;div&gt; correctly</text:p>
            <text:p text:style-name="P369">4.1 All data points DO NOT display correct values in graph</text:p>
          </table:table-cell>
          <table:table-cell table:style-name="TableCell370">
            <text:p text:style-name="P371">Fail</text:p>
          </table:table-cell>
        </table:table-row>
        <table:table-row table:style-name="TableRow372">
          <table:table-cell table:style-name="TableCell373">
            <text:p text:style-name="P374">5.</text:p>
          </table:table-cell>
          <table:table-cell table:style-name="TableCell375">
            <text:p text:style-name="P376">Test Selected Device Current Statistics correctness</text:p>
          </table:table-cell>
          <table:table-cell table:style-name="TableCell377">
            <text:p text:style-name="P378">5. SQL Data</text:p>
            <text:p text:style-name="P379">5.1 Python selected_device variable</text:p>
          </table:table-cell>
          <table:table-cell table:style-name="TableCell380">
            <text:p text:style-name="P381">5. Device status displays correct device status</text:p>
            <text:p text:style-name="P382">5.1 Device<text:s/>“first_online” datetime displays correct value</text:p>
            <text:p text:style-name="P383">5.2 Device “Current Temp” <text:s/>displays correct value</text:p>
          </table:table-cell>
          <table:table-cell table:style-name="TableCell384">
            <text:p text:style-name="P385">5. Device status displays correct device status</text:p>
            <text:p text:style-name="P386">5.1 Device “first_online” datetime displays correct value</text:p>
            <text:p text:style-name="P387">5.2 Device “Current Temp” <text:s/>displays correct value</text:p>
          </table:table-cell>
          <table:table-cell table:style-name="TableCell388">
            <text:p text:style-name="P389">Pass</text:p>
          </table:table-cell>
        </table:table-row>
        <table:table-row table:style-name="TableRow390">
          <table:table-cell table:style-name="TableCell391">
            <text:p text:style-name="P392">6.</text:p>
          </table:table-cell>
          <table:table-cell table:style-name="TableCell393">
            <text:p text:style-name="P394">Test page elements align/resize/display correctly on Mobile Screen</text:p>
          </table:table-cell>
          <table:table-cell table:style-name="TableCell395">
            <text:p text:style-name="P396">6. User input (page resizing)</text:p>
          </table:table-cell>
          <table:table-cell table:style-name="TableCell397">
            <text:p text:style-name="P398">6. All page elements align/resize/display correctly on Mobile Screen Widths</text:p>
          </table:table-cell>
          <table:table-cell table:style-name="TableCell399">
            <text:p text:style-name="P400">6. All page elements DO align/resize/display correctly on Mobile Screen<text:s/>Widths</text:p>
          </table:table-cell>
          <table:table-cell table:style-name="TableCell401">
            <text:p text:style-name="P402">Pass</text:p>
          </table:table-cell>
        </table:table-row>
        <table:table-row table:style-name="TableRow403">
          <table:table-cell table:style-name="TableCell404">
            <text:p text:style-name="P405">7.</text:p>
          </table:table-cell>
          <table:table-cell table:style-name="TableCell406">
            <text:p text:style-name="P407">Test page elements align/resize/display correctly on Tablet Screen Widths</text:p>
          </table:table-cell>
          <table:table-cell table:style-name="TableCell408">
            <text:p text:style-name="P409">7. User input (page resizing)</text:p>
          </table:table-cell>
          <table:table-cell table:style-name="TableCell410">
            <text:p text:style-name="P411">7. All page elements align/resize/display correctly on Tablet Screen Widths</text:p>
          </table:table-cell>
          <table:table-cell table:style-name="TableCell412">
            <text:p text:style-name="P413">7. All page elements DO align/resize/display correctly on<text:s/>Mobile Screen Widths</text:p>
          </table:table-cell>
          <table:table-cell table:style-name="TableCell414">
            <text:p text:style-name="P415">Pass</text:p>
          </table:table-cell>
        </table:table-row>
        <table:table-row table:style-name="TableRow416">
          <table:table-cell table:style-name="TableCell417">
            <text:p text:style-name="P418">8.</text:p>
          </table:table-cell>
          <table:table-cell table:style-name="TableCell419">
            <text:p text:style-name="P420">Test page elements align/resize/display correctly on Laptop (1366 x 768) Screen Widths</text:p>
          </table:table-cell>
          <table:table-cell table:style-name="TableCell421">
            <text:p text:style-name="P422">8. User input (page resizing)</text:p>
          </table:table-cell>
          <table:table-cell table:style-name="TableCell423">
            <text:p text:style-name="P424">8. All page elements align/resize/display correctly on Laptop Screen Widths</text:p>
          </table:table-cell>
          <table:table-cell table:style-name="TableCell425">
            <text:p text:style-name="P426">8. All page elements DO<text:s/>align/resize/display correctly on Mobile Screen Widths</text:p>
          </table:table-cell>
          <table:table-cell table:style-name="TableCell427">
            <text:p text:style-name="P428">Pass</text:p>
          </table:table-cell>
        </table:table-row>
        <table:table-row table:style-name="TableRow429">
          <table:table-cell table:style-name="TableCell430">
            <text:p text:style-name="P431">9.</text:p>
          </table:table-cell>
          <table:table-cell table:style-name="TableCell432">
            <text:p text:style-name="P433">Test page elements align/resize/display correctly on Extra-Large (FHD 1080p) Screen Widths</text:p>
          </table:table-cell>
          <table:table-cell table:style-name="TableCell434">
            <text:p text:style-name="P435">9. User input (page resizing)</text:p>
          </table:table-cell>
          <table:table-cell table:style-name="TableCell436">
            <text:p text:style-name="P437">9. All page elements align/resize/display correctly on Extra-Large<text:s/>Screen Widths</text:p>
          </table:table-cell>
          <table:table-cell table:style-name="TableCell438">
            <text:p text:style-name="P439">9. All page elements DO align/resize/display correctly on Mobile Screen Widths</text:p>
          </table:table-cell>
          <table:table-cell table:style-name="TableCell440">
            <text:p text:style-name="P441">Pass</text:p>
          </table:table-cell>
        </table:table-row>
      </table:table>
      <text:p text:style-name="Standard"/>
      <text:p text:style-name="P442">Manage Devices</text:p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Test no.</text:p>
          </table:table-cell>
          <table:table-cell table:style-name="TableCell453">
            <text:p text:style-name="P454">Test Desc.</text:p>
          </table:table-cell>
          <table:table-cell table:style-name="TableCell455">
            <text:p text:style-name="P456">Input</text:p>
          </table:table-cell>
          <table:table-cell table:style-name="TableCell457">
            <text:p text:style-name="P458">Expected Results</text:p>
          </table:table-cell>
          <table:table-cell table:style-name="TableCell459">
            <text:p text:style-name="P460">Actual Results</text:p>
          </table:table-cell>
          <table:table-cell table:style-name="TableCell461">
            <text:p text:style-name="P462">Pass/Fail</text:p>
          </table:table-cell>
        </table:table-row>
        <table:table-row table:style-name="TableRow463">
          <table:table-cell table:style-name="TableCell464">
            <text:p text:style-name="P465">1.</text:p>
          </table:table-cell>
          <table:table-cell table:style-name="TableCell466">
            <text:p text:style-name="P467">Search Devices – valid search term</text:p>
            <text:p text:style-name="P468">1.1 Enter search term</text:p>
            <text:p text:style-name="P469">1.2 Click<text:s/>‘search’</text:p>
          </table:table-cell>
          <table:table-cell table:style-name="TableCell470">
            <text:p text:style-name="P471">1.1User control input</text:p>
            <text:p text:style-name="P472">1.2 Search term=SEARCH_TERM</text:p>
          </table:table-cell>
          <table:table-cell table:style-name="TableCell473">
            <text:list text:style-name="LFO4" text:continue-numbering="true">
              <text:list-item>
                <text:list>
                  <text:list-item>
                    <text:p text:style-name="P474">Page refreshers</text:p>
                  </text:list-item>
                  <text:list-item>
                    <text:p text:style-name="P475">Devices corresponding to search term are displayed</text:p>
                  </text:list-item>
                </text:list>
              </text:list-item>
            </text:list>
          </table:table-cell>
          <table:table-cell table:style-name="TableCell476">
            <text:list text:style-name="LFO5" text:continue-numbering="true">
              <text:list-item>
                <text:list>
                  <text:list-item>
                    <text:p text:style-name="P477">Page refreshers</text:p>
                  </text:list-item>
                </text:list>
              </text:list-item>
            </text:list>
            <text:p text:style-name="P478">1.2 Devices corresponding to search term are displayed</text:p>
          </table:table-cell>
          <table:table-cell table:style-name="TableCell479">
            <text:p text:style-name="P480">PASS</text:p>
          </table:table-cell>
        </table:table-row>
        <table:table-row table:style-name="TableRow481">
          <table:table-cell table:style-name="TableCell482">
            <text:p text:style-name="P483">2.</text:p>
          </table:table-cell>
          <table:table-cell table:style-name="TableCell484">
            <text:p text:style-name="P485">Search Devices – invalid search term</text:p>
            <text:p text:style-name="P486">2.1 Enter<text:s/>search term</text:p>
            <text:p text:style-name="P487">2.2 Click ‘search’</text:p>
          </table:table-cell>
          <table:table-cell table:style-name="TableCell488">
            <text:p text:style-name="P489">2.1 Search term= INVALID_SEARCH_TERM</text:p>
          </table:table-cell>
          <table:table-cell table:style-name="TableCell490">
            <text:p text:style-name="P491">2.1 Page refreshers</text:p>
            <text:p text:style-name="P492">2.2 No Devices are displayed</text:p>
            <text:p text:style-name="P493">2.3 ‘No records found’ message displayed</text:p>
          </table:table-cell>
          <table:table-cell table:style-name="TableCell494">
            <text:p text:style-name="P495">2.1 Page refreshers</text:p>
            <text:p text:style-name="P496">2.2 No Devices are displayed</text:p>
            <text:p text:style-name="P497">2.3 ‘No records found’ message displayed</text:p>
          </table:table-cell>
          <table:table-cell table:style-name="TableCell498">
            <text:p text:style-name="P499">PASS</text:p>
          </table:table-cell>
        </table:table-row>
        <table:table-row table:style-name="TableRow500">
          <table:table-cell table:style-name="TableCell501">
            <text:p text:style-name="P502">3.</text:p>
          </table:table-cell>
          <table:table-cell table:style-name="TableCell503">
            <text:p text:style-name="P504">Access Edit Device Page –<text:s/></text:p>
            <text:p text:style-name="P505">31. Click ‘Edit’<text:s/></text:p>
          </table:table-cell>
          <table:table-cell table:style-name="TableCell506">
            <text:p text:style-name="P507">3.1 User Control Input</text:p>
          </table:table-cell>
          <table:table-cell table:style-name="TableCell508">
            <text:p text:style-name="P509">3.1 Corresponding Device edit page is loaded</text:p>
          </table:table-cell>
          <table:table-cell table:style-name="TableCell510">
            <text:p text:style-name="P511">3.1 Corresponding Device edit page is loaded</text:p>
          </table:table-cell>
          <table:table-cell table:style-name="TableCell512">
            <text:p text:style-name="P513">PASS</text:p>
          </table:table-cell>
        </table:table-row>
        <table:table-row table:style-name="TableRow514">
          <table:table-cell table:style-name="TableCell515">
            <text:p text:style-name="P516">4.</text:p>
          </table:table-cell>
          <table:table-cell table:style-name="TableCell517">
            <text:p text:style-name="P518">Change device name –</text:p>
            <text:p text:style-name="P519">4.1 Click ‘edit‘</text:p>
            <text:p text:style-name="P520">4.2 Enter new device name</text:p>
            <text:p text:style-name="Normal">4.3 Click ‘submit’</text:p>
          </table:table-cell>
          <table:table-cell table:style-name="TableCell521">
            <text:p text:style-name="P522">4.1<text:s/>User control input</text:p>
            <text:p text:style-name="P523">4.2 device name = DEVICE</text:p>
          </table:table-cell>
          <table:table-cell table:style-name="TableCell524">
            <text:p text:style-name="P525">4.1 Device management page is loaded</text:p>
            <text:p text:style-name="P526">4.1 New device name has replaced old device name</text:p>
          </table:table-cell>
          <table:table-cell table:style-name="TableCell527">
            <text:p text:style-name="P528">4.1 Device management page is loaded</text:p>
            <text:p text:style-name="P529">4.1 New device name has replaces old device name</text:p>
          </table:table-cell>
          <table:table-cell table:style-name="TableCell530">
            <text:p text:style-name="P531">PASS</text:p>
          </table:table-cell>
        </table:table-row>
        <table:table-row table:style-name="TableRow532">
          <table:table-cell table:style-name="TableCell533">
            <text:p text:style-name="P534">5.</text:p>
          </table:table-cell>
          <table:table-cell table:style-name="TableCell535">
            <text:p text:style-name="P536">Export Database – CSV<text:s/></text:p>
            <text:p text:style-name="P537">5.1<text:s/>Click ‘CSV’ export button</text:p>
          </table:table-cell>
          <table:table-cell table:style-name="TableCell538">
            <text:p text:style-name="P539">5.1 User control input</text:p>
          </table:table-cell>
          <table:table-cell table:style-name="TableCell540">
            <text:p text:style-name="P541">5.1 rows.csv is downloaded to client machine</text:p>
          </table:table-cell>
          <table:table-cell table:style-name="TableCell542">
            <text:p text:style-name="P543">5.1 rows.csv is downloaded to client machine</text:p>
          </table:table-cell>
          <table:table-cell table:style-name="TableCell544">
            <text:p text:style-name="P545">PASS</text:p>
          </table:table-cell>
        </table:table-row>
        <table:table-row table:style-name="TableRow546">
          <table:table-cell table:style-name="TableCell547">
            <text:p text:style-name="P548">6.</text:p>
          </table:table-cell>
          <table:table-cell table:style-name="TableCell549">
            <text:p text:style-name="P550">Export Database – CSV (Hidden Columns)<text:s/></text:p>
            <text:p text:style-name="P551">6.1 Click ‘CSV (HIDDEN COLS)’ export button</text:p>
          </table:table-cell>
          <table:table-cell table:style-name="TableCell552">
            <text:p text:style-name="P553">6.1 User control input</text:p>
            <text:p text:style-name="P554"/>
          </table:table-cell>
          <table:table-cell table:style-name="TableCell555">
            <text:p text:style-name="P556">5.1 rows.csv is downloaded to client machine</text:p>
          </table:table-cell>
          <table:table-cell table:style-name="TableCell557">
            <text:p text:style-name="P558">5.1 rows.csv is downloaded to client machine</text:p>
          </table:table-cell>
          <table:table-cell table:style-name="TableCell559">
            <text:p text:style-name="P560">PASS</text:p>
          </table:table-cell>
        </table:table-row>
        <table:table-row table:style-name="TableRow561">
          <table:table-cell table:style-name="TableCell562">
            <text:p text:style-name="P563">7.</text:p>
          </table:table-cell>
          <table:table-cell table:style-name="TableCell564">
            <text:p text:style-name="P565">Export Database – HTML</text:p>
            <text:p text:style-name="P566">7.1 Click ‘HTML’ export button</text:p>
          </table:table-cell>
          <table:table-cell table:style-name="TableCell567">
            <text:p text:style-name="P568">7.1 User control input</text:p>
            <text:p text:style-name="P569"/>
          </table:table-cell>
          <table:table-cell table:style-name="TableCell570">
            <text:p text:style-name="P571">5.1 rows.html is downloaded to client machine</text:p>
          </table:table-cell>
          <table:table-cell table:style-name="TableCell572">
            <text:p text:style-name="P573">5.1 rows.html is downloaded to<text:s/>client machine</text:p>
          </table:table-cell>
          <table:table-cell table:style-name="TableCell574">
            <text:p text:style-name="P575">PASS</text:p>
          </table:table-cell>
        </table:table-row>
        <table:table-row table:style-name="TableRow576">
          <table:table-cell table:style-name="TableCell577">
            <text:p text:style-name="P578">8.</text:p>
          </table:table-cell>
          <table:table-cell table:style-name="TableCell579">
            <text:p text:style-name="P580">Export Database – JSON</text:p>
            <text:p text:style-name="P581">8.1 Click ‘JSON’ export button</text:p>
          </table:table-cell>
          <table:table-cell table:style-name="TableCell582">
            <text:p text:style-name="P583">8.1 User control input</text:p>
            <text:p text:style-name="P584"/>
          </table:table-cell>
          <table:table-cell table:style-name="TableCell585">
            <text:p text:style-name="P586">5.1 rows.json is downloaded to client machine</text:p>
          </table:table-cell>
          <table:table-cell table:style-name="TableCell587">
            <text:p text:style-name="P588">5.1 rows.json is downloaded to client machine</text:p>
          </table:table-cell>
          <table:table-cell table:style-name="TableCell589">
            <text:p text:style-name="P590">PASS</text:p>
          </table:table-cell>
        </table:table-row>
        <table:table-row table:style-name="TableRow591">
          <table:table-cell table:style-name="TableCell592">
            <text:p text:style-name="P593">9.</text:p>
          </table:table-cell>
          <table:table-cell table:style-name="TableCell594">
            <text:p text:style-name="P595">Export Database – TSV (SPREADSHEETS)</text:p>
            <text:p text:style-name="P596">9.1 Click ‘TSV<text:s/>(SPREADSHEETS)’ export button</text:p>
          </table:table-cell>
          <table:table-cell table:style-name="TableCell597">
            <text:p text:style-name="P598">9.1 User control input</text:p>
            <text:p text:style-name="P599"/>
          </table:table-cell>
          <table:table-cell table:style-name="TableCell600">
            <text:p text:style-name="P601">5.1 rows.tsv is downloaded to client machine</text:p>
          </table:table-cell>
          <table:table-cell table:style-name="TableCell602">
            <text:p text:style-name="P603">5.1 rows.tsv is downloaded to client machine</text:p>
          </table:table-cell>
          <table:table-cell table:style-name="TableCell604">
            <text:p text:style-name="P605">PASS</text:p>
          </table:table-cell>
        </table:table-row>
        <table:table-row table:style-name="TableRow606">
          <table:table-cell table:style-name="TableCell607">
            <text:p text:style-name="P608">10.</text:p>
          </table:table-cell>
          <table:table-cell table:style-name="TableCell609">
            <text:p text:style-name="P610">Export Database – TSV (SPREADSHEETS, HIDDEN COLUMNS)<text:s/></text:p>
            <text:p text:style-name="P611">10.1 Click ‘TSV (SPREAD SHEETS, HIDDEN COLS)’<text:s/>export button</text:p>
          </table:table-cell>
          <table:table-cell table:style-name="TableCell612">
            <text:p text:style-name="P613">10.1 User control input</text:p>
            <text:p text:style-name="P614"/>
          </table:table-cell>
          <table:table-cell table:style-name="TableCell615">
            <text:p text:style-name="P616">5.1 rows.tsv is downloaded to client machine</text:p>
          </table:table-cell>
          <table:table-cell table:style-name="TableCell617">
            <text:p text:style-name="P618">5.1 rows.xml is downloaded to client machine</text:p>
          </table:table-cell>
          <table:table-cell table:style-name="TableCell619">
            <text:p text:style-name="P620">PASS</text:p>
          </table:table-cell>
        </table:table-row>
        <table:table-row table:style-name="TableRow621">
          <table:table-cell table:style-name="TableCell622">
            <text:p text:style-name="P623">11.</text:p>
          </table:table-cell>
          <table:table-cell table:style-name="TableCell624">
            <text:p text:style-name="P625">Export Database – XML<text:s/></text:p>
            <text:p text:style-name="P626">11.1 Click ‘XML’ export button</text:p>
          </table:table-cell>
          <table:table-cell table:style-name="TableCell627">
            <text:p text:style-name="P628">11.1 User control input</text:p>
            <text:p text:style-name="P629"/>
          </table:table-cell>
          <table:table-cell table:style-name="TableCell630">
            <text:p text:style-name="P631">5.1 rows.xml is downloaded to client machine</text:p>
          </table:table-cell>
          <table:table-cell table:style-name="TableCell632">
            <text:p text:style-name="P633">5.1 rows.xml is downloaded to client machine</text:p>
          </table:table-cell>
          <table:table-cell table:style-name="TableCell634">
            <text:p text:style-name="P635">PASS</text:p>
          </table:table-cell>
        </table:table-row>
        <table:table-row table:style-name="TableRow636">
          <table:table-cell table:style-name="TableCell637">
            <text:p text:style-name="P638">12.</text:p>
          </table:table-cell>
          <table:table-cell table:style-name="TableCell639">
            <text:p text:style-name="P640">Delete Device –<text:s/></text:p>
            <text:p text:style-name="P641">12.1 Click ‘Delete’ button</text:p>
          </table:table-cell>
          <table:table-cell table:style-name="TableCell642">
            <text:p text:style-name="P643">12.1 User control Input</text:p>
          </table:table-cell>
          <table:table-cell table:style-name="TableCell644">
            <text:p text:style-name="P645">12.1 Device Entry is removed from database</text:p>
            <text:p text:style-name="P646">12.2 Page refreshes</text:p>
            <text:p text:style-name="P647">12.3 Device entry is no longer visible<text:s/></text:p>
          </table:table-cell>
          <table:table-cell table:style-name="TableCell648">
            <text:p text:style-name="P649">12.1 Device Entry is<text:s/>removed from database</text:p>
            <text:p text:style-name="P650">12.2 Page refreshes</text:p>
            <text:p text:style-name="P651">12.3 Device entry is no longer visible</text:p>
          </table:table-cell>
          <table:table-cell table:style-name="TableCell652">
            <text:p text:style-name="P653">PASS</text:p>
          </table:table-cell>
        </table:table-row>
      </table:table>
      <text:p text:style-name="P6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Donnelly (i7438234)</meta:initial-creator>
    <dc:creator>Rowan</dc:creator>
    <meta:creation-date>2017-05-09T19:45:00Z</meta:creation-date>
    <dc:date>2017-05-10T21:17:00Z</dc:date>
    <meta:template xlink:href="Normal" xlink:type="simple"/>
    <meta:editing-cycles>9</meta:editing-cycles>
    <meta:editing-duration>PT2220S</meta:editing-duration>
    <meta:document-statistic meta:page-count="7" meta:paragraph-count="18" meta:word-count="1404" meta:character-count="9391" meta:row-count="66" meta:non-whitespace-character-count="8005"/>
  </office:meta>
</office:document-meta>
</file>